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alena Sattelmaier</text:span></text:p>
      <text:p text:style-name="P3"><text:tab/><text:tab/></text:p>
      <text:p text:style-name="P2"><text:span text:style-name="Highlighted_20_with_20_gray_20_Char"><text:span text:style-name="T4">Inventore unde iusto cum a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98f79cda-085b-40b4-998c-6d313c6c6461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d21b7827-018d-47d8-8b69-72a54226829c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c8a20dc-e1ef-4bba-ac20-cd5435e962e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paige@ryan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